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designr2/documentevent.py" manifest:media-type=""/>
  <manifest:file-entry manifest:full-path="Scripts/python/pythonpath/pqdesignr2/__init__.py" manifest:media-type=""/>
  <manifest:file-entry manifest:full-path="Scripts/python/pythonpath/pqdesignr2/points.py" manifest:media-type=""/>
  <manifest:file-entry manifest:full-path="Scripts/python/pythonpath/pqdesignr2/staticdialog.py" manifest:media-type=""/>
  <manifest:file-entry manifest:full-path="Scripts/python/pythonpath/pqdesignr2/listeners.py" manifest:media-type=""/>
  <manifest:file-entry manifest:full-path="Scripts/python/pythonpath/pqdesignr2/datedialog.py" manifest:media-type=""/>
  <manifest:file-entry manifest:full-path="Scripts/python/pythonpath/pqdesignr2/dialogcommons.py" manifest:media-type=""/>
  <manifest:file-entry manifest:full-path="Scripts/python/pythonpath/pqdesignr2/commons.py" manifest:media-type=""/>
  <manifest:file-entry manifest:full-path="Scripts/python/pythonpath/pqdesignr2/menudialog.py" manifest:media-type=""/>
  <manifest:file-entry manifest:full-path="Scripts/python/pythonpath/pqdesignr2/exceptiondialog2.py" manifest:media-type=""/>
  <manifest:file-entry manifest:full-path="Scripts/python/pythonpath/pqdesignr2/ichiran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72mm"/>
    </style:style>
    <style:style style:name="co4" style:family="table-column">
      <style:table-column-properties fo:break-before="auto" style:column-width="10.65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9.98mm"/>
    </style:style>
    <style:style style:name="co7" style:family="table-column">
      <style:table-column-properties fo:break-before="auto" style:column-width="8.4mm"/>
    </style:style>
    <style:style style:name="co8" style:family="table-column">
      <style:table-column-properties fo:break-before="auto" style:column-width="21.1mm"/>
    </style:style>
    <style:style style:name="co9" style:family="table-column">
      <style:table-column-properties fo:break-before="auto" style:column-width="6.81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1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72" style:family="table-cell" style:parent-style-name="Default">
      <style:table-cell-properties fo:border="none"/>
      <style:text-properties fo:color="#000000" style:font-name="ＭＳ Ｐゴシック" style:font-name-asian="ＭＳ Ｐゴシック"/>
    </style:style>
    <style:style style:name="ce76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9" style:family="table-cell" style:parent-style-name="Default" style:data-style-name="N100">
      <style:table-cell-properties fo:border="none"/>
      <style:text-properties fo:color="#000000"/>
    </style:style>
    <style:style style:name="ce80" style:family="table-cell" style:parent-style-name="Default" style:data-style-name="N100">
      <style:table-cell-properties fo:border="none"/>
      <style:text-properties fo:color="#000000" style:font-name="ＭＳ Ｐゴシック" style:font-name-asian="ＭＳ Ｐゴシック"/>
    </style:style>
    <style:style style:name="ce81" style:family="table-cell" style:parent-style-name="Default" style:data-style-name="N100">
      <style:table-cell-properties fo:border="none"/>
      <style:text-properties fo:color="#000000" style:font-name="ＭＳ Ｐゴシック"/>
    </style:style>
    <style:style style:name="ce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12" style:family="table-cell" style:parent-style-name="Default">
      <style:table-cell-properties fo:border="none"/>
      <style:text-properties fo:color="#000000"/>
    </style:style>
    <style:style style:name="ce17" style:family="table-cell" style:parent-style-name="Default" style:data-style-name="N10114">
      <style:table-cell-properties fo:border="none"/>
      <style:text-properties fo:color="#000000" style:font-name="ＭＳ Ｐゴシック" style:font-name-asian="ＭＳ Ｐゴシック"/>
    </style:style>
    <style:style style:name="ce18" style:family="table-cell" style:parent-style-name="Default" style:data-style-name="N10114">
      <style:table-cell-properties fo:border="none"/>
      <style:text-properties fo:color="#000000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19" style:family="table-cell" style:parent-style-name="Default" style:data-style-name="N10111">
      <style:table-cell-properties fo:border="none"/>
      <style:text-properties fo:color="#000000" style:font-name="ＭＳ Ｐゴシック" style:font-name-asian="ＭＳ Ｐゴシック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43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4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45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46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49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47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48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54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53" style:family="table-cell" style:parent-style-name="Default">
      <style:table-cell-properties fo:border="none"/>
    </style:style>
    <style:style style:name="ce50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51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31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55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56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58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9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60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 table:print-ranges="一覧.B1:一覧.B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2" table:number-columns-repeated="1021" table:default-cell-style-name="ce21"/>
        <table:table-row table:style-name="ro1">
          <table:table-cell/>
          <table:table-cell table:style-name="ce78" office:value-type="string" calcext:value-type="string">
            <text:p>メニュー</text:p>
          </table:table-cell>
          <table:table-cell table:style-name="ce83" office:value-type="string" calcext:value-type="string">
            <text:p>済をﾘｾｯﾄ</text:p>
          </table:table-cell>
          <table:table-cell table:style-name="ce83" office:value-type="string" calcext:value-type="string">
            <text:p>印刷</text:p>
          </table:table-cell>
          <table:table-cell table:style-name="ce14" office:value-type="string" calcext:value-type="string">
            <text:p>月末印刷</text:p>
          </table:table-cell>
          <table:table-cell table:style-name="ce83" office:value-type="string" calcext:value-type="string">
            <text:p>過去月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済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19"/>
        </table:table-row>
        <table:table-row table:style-name="ro2">
          <table:table-cell table:style-name="ce72" office:value-type="string" calcext:value-type="string">
            <text:p>未</text:p>
          </table:table-cell>
          <table:table-cell table:style-name="ce79" office:value-type="string" calcext:value-type="string">
            <text:p>00000111</text:p>
          </table:table-cell>
          <table:table-cell table:style-name="ce72" office:value-type="string" calcext:value-type="string">
            <text:p>壱</text:p>
          </table:table-cell>
          <table:table-cell table:style-name="ce17" office:value-type="date" office:date-value="2018-08-27" calcext:value-type="date">
            <text:p>2018-8-27</text:p>
          </table:table-cell>
          <table:table-cell table:style-name="ce72" table:number-columns-repeated="1020"/>
        </table:table-row>
        <table:table-row table:style-name="ro2">
          <table:table-cell table:style-name="ce72" office:value-type="string" calcext:value-type="string">
            <text:p>未</text:p>
          </table:table-cell>
          <table:table-cell table:style-name="ce80" office:value-type="string" calcext:value-type="string">
            <text:p>00000222</text:p>
          </table:table-cell>
          <table:table-cell table:style-name="ce72" office:value-type="string" calcext:value-type="string">
            <text:p>似</text:p>
          </table:table-cell>
          <table:table-cell table:style-name="ce17" office:value-type="date" office:date-value="2018-07-03" calcext:value-type="date">
            <text:p>2018-7-3</text:p>
          </table:table-cell>
          <table:table-cell table:style-name="ce72" table:number-columns-repeated="1020"/>
        </table:table-row>
        <table:table-row table:style-name="ro2">
          <table:table-cell table:style-name="ce72" office:value-type="string" calcext:value-type="string">
            <text:p>未</text:p>
          </table:table-cell>
          <table:table-cell table:style-name="ce79" office:value-type="string" calcext:value-type="string">
            <text:p>00000555</text:p>
          </table:table-cell>
          <table:table-cell table:style-name="ce72" office:value-type="string" calcext:value-type="string">
            <text:p>五</text:p>
          </table:table-cell>
          <table:table-cell table:style-name="ce17" office:value-type="date" office:date-value="2018-09-11" calcext:value-type="date">
            <text:p>2018-9-11</text:p>
          </table:table-cell>
          <table:table-cell table:style-name="ce72" table:number-columns-repeated="1020"/>
        </table:table-row>
        <table:table-row table:style-name="ro2">
          <table:table-cell table:style-name="ce72" office:value-type="string" calcext:value-type="string">
            <text:p>未</text:p>
          </table:table-cell>
          <table:table-cell table:style-name="ce80" office:value-type="string" calcext:value-type="string">
            <text:p>00000777</text:p>
          </table:table-cell>
          <table:table-cell table:style-name="ce72" office:value-type="string" calcext:value-type="string">
            <text:p>七</text:p>
          </table:table-cell>
          <table:table-cell table:style-name="ce17" office:value-type="date" office:date-value="2018-08-20" calcext:value-type="date">
            <text:p>2018-8-20</text:p>
          </table:table-cell>
          <table:table-cell table:style-name="ce19"/>
          <table:table-cell table:style-name="ce72" table:number-columns-repeated="1019"/>
        </table:table-row>
        <table:table-row table:style-name="ro2">
          <table:table-cell table:style-name="ce76" office:value-type="string" calcext:value-type="string">
            <text:p>未</text:p>
          </table:table-cell>
          <table:table-cell table:style-name="ce76" table:number-columns-repeated="1023"/>
        </table:table-row>
        <table:table-row table:style-name="ro2">
          <table:table-cell table:style-name="ce72" office:value-type="string" calcext:value-type="string">
            <text:p>未</text:p>
          </table:table-cell>
          <table:table-cell table:style-name="ce81" office:value-type="string" calcext:value-type="string">
            <text:p>00000333</text:p>
          </table:table-cell>
          <table:table-cell table:style-name="ce72" office:value-type="string" calcext:value-type="string">
            <text:p>参</text:p>
          </table:table-cell>
          <table:table-cell table:style-name="ce18" office:value-type="date" office:date-value="2018-09-15" calcext:value-type="date">
            <text:p>2018-9-15</text:p>
          </table:table-cell>
          <table:table-cell table:style-name="ce72" table:number-columns-repeated="1020"/>
        </table:table-row>
        <table:table-row table:style-name="ro2">
          <table:table-cell table:style-name="ce72" office:value-type="string" calcext:value-type="string">
            <text:p>未</text:p>
          </table:table-cell>
          <table:table-cell table:style-name="ce80" office:value-type="string" calcext:value-type="string">
            <text:p>00000444</text:p>
          </table:table-cell>
          <table:table-cell table:style-name="ce72" office:value-type="string" calcext:value-type="string">
            <text:p>四</text:p>
          </table:table-cell>
          <table:table-cell table:style-name="ce18" office:value-type="date" office:date-value="2018-09-24" calcext:value-type="date">
            <text:p>2018-9-24</text:p>
          </table:table-cell>
          <table:table-cell table:style-name="ce72" table:number-columns-repeated="1020"/>
        </table:table-row>
        <table:table-row table:style-name="ro2">
          <table:table-cell table:style-name="ce72" office:value-type="string" calcext:value-type="string">
            <text:p>未</text:p>
          </table:table-cell>
          <table:table-cell table:style-name="ce79" office:value-type="string" calcext:value-type="string">
            <text:p>00000666</text:p>
          </table:table-cell>
          <table:table-cell table:style-name="ce12"/>
          <table:table-cell table:style-name="ce17" office:value-type="date" office:date-value="2018-09-04" calcext:value-type="date">
            <text:p>2018-9-4</text:p>
          </table:table-cell>
          <table:table-cell table:style-name="ce72" table:number-columns-repeated="102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111" table:style-name="ta1" table:print-ranges="'00000111'.A1:'00000111'.E33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947" table:default-cell-style-name="ce21"/>
        <table:table-column table:style-name="co2" table:number-columns-repeated="72" table:default-cell-style-name="ce53"/>
        <table:table-row table:style-name="ro2">
          <table:table-cell table:style-name="ce42" table:number-columns-spanned="2" table:number-rows-spanned="1"/>
          <table:covered-table-cell/>
          <table:table-cell table:style-name="ce42" table:number-columns-spanned="2" table:number-rows-spanned="1"/>
          <table:covered-table-cell/>
          <table:table-cell table:style-name="ce46" office:value-type="string" calcext:value-type="string">
            <text:p>00000111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壱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49" office:value-type="date" office:date-value="2018-08-01" calcext:value-type="date">
            <text:p>2018-8-0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2" calcext:value-type="date">
            <text:p>2018-8-0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3" calcext:value-type="date">
            <text:p>2018-8-0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8-04" calcext:value-type="date">
            <text:p>2018-8-0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05" calcext:value-type="date">
            <text:p>2018-8-0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6" calcext:value-type="date">
            <text:p>2018-8-0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7" calcext:value-type="date">
            <text:p>2018-8-0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8" calcext:value-type="date">
            <text:p>2018-8-0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9" calcext:value-type="date">
            <text:p>2018-8-0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0" calcext:value-type="date">
            <text:p>2018-8-1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4" office:value-type="date" office:date-value="2018-08-11" calcext:value-type="date">
            <text:p>2018-8-1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12" calcext:value-type="date">
            <text:p>2018-8-1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3" calcext:value-type="date">
            <text:p>2018-8-1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4" calcext:value-type="date">
            <text:p>2018-8-1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5" calcext:value-type="date">
            <text:p>2018-8-1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6" calcext:value-type="date">
            <text:p>2018-8-1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7" calcext:value-type="date">
            <text:p>2018-8-1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8-18" calcext:value-type="date">
            <text:p>2018-8-1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19" calcext:value-type="date">
            <text:p>2018-8-1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0" calcext:value-type="date">
            <text:p>2018-8-2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1" calcext:value-type="date">
            <text:p>2018-8-2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2" calcext:value-type="date">
            <text:p>2018-8-2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3" calcext:value-type="date">
            <text:p>2018-8-2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4" calcext:value-type="date">
            <text:p>2018-8-2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8-25" calcext:value-type="date">
            <text:p>2018-8-2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26" calcext:value-type="date">
            <text:p>2018-8-2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7" calcext:value-type="date">
            <text:p>2018-8-2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8" calcext:value-type="date">
            <text:p>2018-8-2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9" calcext:value-type="date">
            <text:p>2018-8-2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30" calcext:value-type="date">
            <text:p>2018-8-3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31" calcext:value-type="date">
            <text:p>2018-8-31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222" table:style-name="ta1" table:print-ranges="'00000222'.A1:'00000222'.E33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947" table:default-cell-style-name="ce21"/>
        <table:table-column table:style-name="co2" table:number-columns-repeated="72" table:default-cell-style-name="ce53"/>
        <table:table-row table:style-name="ro2">
          <table:table-cell table:style-name="ce42" table:number-columns-spanned="2" table:number-rows-spanned="1"/>
          <table:covered-table-cell/>
          <table:table-cell table:style-name="ce42" table:number-columns-spanned="2" table:number-rows-spanned="1"/>
          <table:covered-table-cell/>
          <table:table-cell table:style-name="ce46" office:value-type="string" calcext:value-type="string">
            <text:p>00000222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似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48" office:value-type="date" office:date-value="2018-07-01" calcext:value-type="date">
            <text:p>2018-7-0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02" calcext:value-type="date">
            <text:p>2018-7-0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03" calcext:value-type="date">
            <text:p>2018-7-0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04" calcext:value-type="date">
            <text:p>2018-7-0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05" calcext:value-type="date">
            <text:p>2018-7-0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06" calcext:value-type="date">
            <text:p>2018-7-0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7-07" calcext:value-type="date">
            <text:p>2018-7-0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7-08" calcext:value-type="date">
            <text:p>2018-7-0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09" calcext:value-type="date">
            <text:p>2018-7-0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10" calcext:value-type="date">
            <text:p>2018-7-1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11" calcext:value-type="date">
            <text:p>2018-7-1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12" calcext:value-type="date">
            <text:p>2018-7-1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13" calcext:value-type="date">
            <text:p>2018-7-1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7-14" calcext:value-type="date">
            <text:p>2018-7-1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7-15" calcext:value-type="date">
            <text:p>2018-7-1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7-16" calcext:value-type="date">
            <text:p>2018-7-1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17" calcext:value-type="date">
            <text:p>2018-7-1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18" calcext:value-type="date">
            <text:p>2018-7-1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19" calcext:value-type="date">
            <text:p>2018-7-1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20" calcext:value-type="date">
            <text:p>2018-7-2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7-21" calcext:value-type="date">
            <text:p>2018-7-2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7-22" calcext:value-type="date">
            <text:p>2018-7-2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23" calcext:value-type="date">
            <text:p>2018-7-2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24" calcext:value-type="date">
            <text:p>2018-7-2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25" calcext:value-type="date">
            <text:p>2018-7-2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26" calcext:value-type="date">
            <text:p>2018-7-2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27" calcext:value-type="date">
            <text:p>2018-7-2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7-28" calcext:value-type="date">
            <text:p>2018-7-2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7-29" calcext:value-type="date">
            <text:p>2018-7-2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30" calcext:value-type="date">
            <text:p>2018-7-3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7-31" calcext:value-type="date">
            <text:p>2018-7-31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555" table:style-name="ta1" table:print-ranges="'00000555'.A1:'00000555'.E32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947" table:default-cell-style-name="ce21"/>
        <table:table-column table:style-name="co2" table:number-columns-repeated="72" table:default-cell-style-name="ce53"/>
        <table:table-row table:style-name="ro2">
          <table:table-cell table:style-name="ce42" office:value-type="string" calcext:value-type="string" table:number-columns-spanned="2" table:number-rows-spanned="1">
            <text:p>一覧へ</text:p>
          </table:table-cell>
          <table:covered-table-cell/>
          <table:table-cell table:style-name="ce42" office:value-type="string" calcext:value-type="string" table:number-columns-spanned="2" table:number-rows-spanned="1">
            <text:p>月更新</text:p>
          </table:table-cell>
          <table:covered-table-cell/>
          <table:table-cell table:style-name="ce46" office:value-type="string" calcext:value-type="string">
            <text:p>0000055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五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47" office:value-type="date" office:date-value="2018-09-01" calcext:value-type="date">
            <text:p>2018-9-0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2" calcext:value-type="date">
            <text:p>2018-9-0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3" calcext:value-type="date">
            <text:p>2018-9-0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4" calcext:value-type="date">
            <text:p>2018-9-0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5" calcext:value-type="date">
            <text:p>2018-9-0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6" calcext:value-type="date">
            <text:p>2018-9-0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7" calcext:value-type="date">
            <text:p>2018-9-0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08" calcext:value-type="date">
            <text:p>2018-9-0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9" calcext:value-type="date">
            <text:p>2018-9-0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0" calcext:value-type="date">
            <text:p>2018-9-1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1" calcext:value-type="date">
            <text:p>2018-9-1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2" calcext:value-type="date">
            <text:p>2018-9-1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3" calcext:value-type="date">
            <text:p>2018-9-1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4" calcext:value-type="date">
            <text:p>2018-9-1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51"/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777" table:style-name="ta1" table:print-ranges="'00000777'.A1:'00000777'.E33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947" table:default-cell-style-name="ce21"/>
        <table:table-column table:style-name="co2" table:number-columns-repeated="72" table:default-cell-style-name="ce53"/>
        <table:table-row table:style-name="ro2">
          <table:table-cell table:style-name="ce42" table:number-columns-spanned="2" table:number-rows-spanned="1"/>
          <table:covered-table-cell/>
          <table:table-cell table:style-name="ce42" table:number-columns-spanned="2" table:number-rows-spanned="1"/>
          <table:covered-table-cell/>
          <table:table-cell table:style-name="ce46" office:value-type="string" calcext:value-type="string">
            <text:p>00000777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七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49" office:value-type="date" office:date-value="2018-08-01" calcext:value-type="date">
            <text:p>2018-8-0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2" calcext:value-type="date">
            <text:p>2018-8-0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3" calcext:value-type="date">
            <text:p>2018-8-0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8-04" calcext:value-type="date">
            <text:p>2018-8-0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05" calcext:value-type="date">
            <text:p>2018-8-0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6" calcext:value-type="date">
            <text:p>2018-8-0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7" calcext:value-type="date">
            <text:p>2018-8-0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8" calcext:value-type="date">
            <text:p>2018-8-0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09" calcext:value-type="date">
            <text:p>2018-8-0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0" calcext:value-type="date">
            <text:p>2018-8-1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4" office:value-type="date" office:date-value="2018-08-11" calcext:value-type="date">
            <text:p>2018-8-1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12" calcext:value-type="date">
            <text:p>2018-8-1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3" calcext:value-type="date">
            <text:p>2018-8-1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4" calcext:value-type="date">
            <text:p>2018-8-1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5" calcext:value-type="date">
            <text:p>2018-8-1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6" calcext:value-type="date">
            <text:p>2018-8-1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17" calcext:value-type="date">
            <text:p>2018-8-1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8-18" calcext:value-type="date">
            <text:p>2018-8-1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19" calcext:value-type="date">
            <text:p>2018-8-1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0" calcext:value-type="date">
            <text:p>2018-8-2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1" calcext:value-type="date">
            <text:p>2018-8-2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2" calcext:value-type="date">
            <text:p>2018-8-2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3" calcext:value-type="date">
            <text:p>2018-8-2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4" calcext:value-type="date">
            <text:p>2018-8-2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8-25" calcext:value-type="date">
            <text:p>2018-8-2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8-26" calcext:value-type="date">
            <text:p>2018-8-2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7" calcext:value-type="date">
            <text:p>2018-8-2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8" calcext:value-type="date">
            <text:p>2018-8-2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29" calcext:value-type="date">
            <text:p>2018-8-2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30" calcext:value-type="date">
            <text:p>2018-8-3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8-31" calcext:value-type="date">
            <text:p>2018-8-31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333" table:style-name="ta1" table:print-ranges="'00000333'.A1:'00000333'.AK32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number-columns-repeated="32" table:default-cell-style-name="ce21"/>
        <table:table-column table:style-name="co2" table:number-columns-repeated="915" table:default-cell-style-name="ce21"/>
        <table:table-column table:style-name="co2" table:number-columns-repeated="72" table:default-cell-style-name="ce53"/>
        <table:table-row table:style-name="ro2">
          <table:table-cell table:style-name="ce42" table:number-columns-spanned="2" table:number-rows-spanned="1"/>
          <table:covered-table-cell/>
          <table:table-cell table:style-name="ce42" table:number-columns-spanned="2" table:number-rows-spanned="1"/>
          <table:covered-table-cell/>
          <table:table-cell table:style-name="ce46" office:value-type="string" calcext:value-type="string">
            <text:p>00000333</text:p>
          </table:table-cell>
          <table:table-cell table:style-name="ce52" office:value-type="string" calcext:value-type="string" table:number-columns-spanned="8" table:number-rows-spanned="1">
            <text:p>仙骨部</text:p>
          </table:table-cell>
          <table:covered-table-cell table:number-columns-repeated="7"/>
          <table:table-cell table:style-name="ce52" office:value-type="string" calcext:value-type="string" table:number-columns-spanned="8" table:number-rows-spanned="1">
            <text:p>坐骨部</text:p>
          </table:table-cell>
          <table:covered-table-cell table:number-columns-repeated="7"/>
          <table:table-cell table:style-name="ce52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table:style-name="ce52" office:value-type="string" calcext:value-type="string" table:number-columns-spanned="8" table:number-rows-spanned="1">
            <text:p>肩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986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参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987"/>
        </table:table-row>
        <table:table-row table:style-name="ro2">
          <table:table-cell table:style-name="ce43" table:number-columns-repeated="3"/>
          <table:table-cell table:style-name="ce45"/>
          <table:table-cell table:style-name="ce47" office:value-type="date" office:date-value="2018-09-01" calcext:value-type="date">
            <text:p>2018-9-01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2" calcext:value-type="date">
            <text:p>2018-9-02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3" calcext:value-type="date">
            <text:p>2018-9-03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4" calcext:value-type="date">
            <text:p>2018-9-04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5" calcext:value-type="date">
            <text:p>2018-9-05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6" calcext:value-type="date">
            <text:p>2018-9-06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7" calcext:value-type="date">
            <text:p>2018-9-07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08" calcext:value-type="date">
            <text:p>2018-9-08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9" calcext:value-type="date">
            <text:p>2018-9-09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0" calcext:value-type="date">
            <text:p>2018-9-10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1" calcext:value-type="date">
            <text:p>2018-9-11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2" calcext:value-type="date">
            <text:p>2018-9-12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3" calcext:value-type="date">
            <text:p>2018-9-13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4" calcext:value-type="date">
            <text:p>2018-9-14</text:p>
          </table:table-cell>
          <table:table-cell table:style-name="ce44" table:number-columns-repeated="32"/>
          <table:table-cell table:number-columns-repeated="987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51"/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444" table:style-name="ta1" table:print-ranges="'00000444'.A1:'00000444'.M32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number-columns-repeated="8" table:default-cell-style-name="ce21"/>
        <table:table-column table:style-name="co2" table:number-columns-repeated="939" table:default-cell-style-name="ce21"/>
        <table:table-column table:style-name="co2" table:number-columns-repeated="72" table:default-cell-style-name="ce53"/>
        <table:table-row table:style-name="ro2">
          <table:table-cell table:style-name="ce42" table:number-columns-spanned="2" table:number-rows-spanned="1"/>
          <table:covered-table-cell/>
          <table:table-cell table:style-name="ce42" table:number-columns-spanned="2" table:number-rows-spanned="1"/>
          <table:covered-table-cell/>
          <table:table-cell table:style-name="ce46" office:value-type="string" calcext:value-type="string">
            <text:p>00000444</text:p>
          </table:table-cell>
          <table:table-cell table:style-name="ce52" office:value-type="string" calcext:value-type="string" table:number-columns-spanned="8" table:number-rows-spanned="1">
            <text:p>左腰椎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43" table:number-columns-repeated="3"/>
          <table:table-cell table:style-name="ce45"/>
          <table:table-cell table:style-name="ce47" office:value-type="date" office:date-value="2018-09-01" calcext:value-type="date">
            <text:p>2018-9-01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2" calcext:value-type="date">
            <text:p>2018-9-02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3" calcext:value-type="date">
            <text:p>2018-9-03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4" calcext:value-type="date">
            <text:p>2018-9-04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5" calcext:value-type="date">
            <text:p>2018-9-05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6" calcext:value-type="date">
            <text:p>2018-9-06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7" calcext:value-type="date">
            <text:p>2018-9-07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08" calcext:value-type="date">
            <text:p>2018-9-08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9" calcext:value-type="date">
            <text:p>2018-9-09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0" calcext:value-type="date">
            <text:p>2018-9-10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1" calcext:value-type="date">
            <text:p>2018-9-11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2" calcext:value-type="date">
            <text:p>2018-9-12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3" calcext:value-type="date">
            <text:p>2018-9-13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4" calcext:value-type="date">
            <text:p>2018-9-14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15" calcext:value-type="date">
            <text:p>2018-9-15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16" calcext:value-type="date">
            <text:p>2018-9-16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17" calcext:value-type="date">
            <text:p>2018-9-17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8" calcext:value-type="date">
            <text:p>2018-9-18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9" calcext:value-type="date">
            <text:p>2018-9-19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0" calcext:value-type="date">
            <text:p>2018-9-20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1" calcext:value-type="date">
            <text:p>2018-9-21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2" calcext:value-type="date">
            <text:p>2018-9-22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23" calcext:value-type="date">
            <text:p>2018-9-23</text:p>
          </table:table-cell>
          <table:table-cell table:style-name="ce44" table:number-columns-repeated="8"/>
          <table:table-cell table:number-columns-repeated="1011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51"/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666" table:style-name="ta1" table:print-ranges="'00000666'.A1:'00000666'.E32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947" table:default-cell-style-name="ce21"/>
        <table:table-column table:style-name="co2" table:number-columns-repeated="72" table:default-cell-style-name="ce53"/>
        <table:table-row table:style-name="ro2">
          <table:table-cell table:style-name="ce42" table:number-columns-spanned="2" table:number-rows-spanned="1"/>
          <table:covered-table-cell/>
          <table:table-cell table:style-name="ce42" table:number-columns-spanned="2" table:number-rows-spanned="1"/>
          <table:covered-table-cell/>
          <table:table-cell table:style-name="ce46" office:value-type="string" calcext:value-type="string">
            <text:p>00000666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六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47" office:value-type="date" office:date-value="2018-09-01" calcext:value-type="date">
            <text:p>2018-9-0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2" calcext:value-type="date">
            <text:p>2018-9-0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3" calcext:value-type="date">
            <text:p>2018-9-0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4" calcext:value-type="date">
            <text:p>2018-9-0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5" calcext:value-type="date">
            <text:p>2018-9-0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6" calcext:value-type="date">
            <text:p>2018-9-0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07" calcext:value-type="date">
            <text:p>2018-9-0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08" calcext:value-type="date">
            <text:p>2018-9-0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09" calcext:value-type="date">
            <text:p>2018-9-0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0" calcext:value-type="date">
            <text:p>2018-9-1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1" calcext:value-type="date">
            <text:p>2018-9-1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2" calcext:value-type="date">
            <text:p>2018-9-1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3" calcext:value-type="date">
            <text:p>2018-9-1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4" calcext:value-type="date">
            <text:p>2018-9-1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50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9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7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44" table:number-columns-repeated="3"/>
          <table:table-cell table:style-name="ce45"/>
          <table:table-cell table:style-name="ce48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43" table:number-columns-repeated="3"/>
          <table:table-cell table:style-name="ce45"/>
          <table:table-cell table:style-name="ce51"/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 table:print="false"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2" table:number-columns-repeated="947" table:default-cell-style-name="ce21"/>
        <table:table-column table:style-name="co2" table:number-columns-repeated="72" table:default-cell-style-name="ce53"/>
        <table:table-row table:style-name="ro2">
          <table:table-cell table:style-name="ce42" office:value-type="string" calcext:value-type="string" table:number-columns-spanned="2" table:number-rows-spanned="1">
            <text:p>一覧へ</text:p>
          </table:table-cell>
          <table:covered-table-cell/>
          <table:table-cell table:style-name="ce42" office:value-type="string" calcext:value-type="string" table:number-columns-spanned="2" table:number-rows-spanned="1">
            <text:p>月更新</text:p>
          </table:table-cell>
          <table:covered-table-cell/>
          <table:table-cell table:style-name="ce46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31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55"/>
          <table:table-cell table:style-name="ce58" table:number-columns-repeated="2"/>
          <table:table-cell table:style-name="ce59"/>
          <table:table-cell table:style-name="ce60"/>
          <table:table-cell table:number-columns-repeated="1019"/>
        </table:table-row>
        <table:table-row table:style-name="ro2" table:number-rows-repeated="30">
          <table:table-cell table:style-name="ce56"/>
          <table:table-cell table:style-name="ce43" table:number-columns-repeated="2"/>
          <table:table-cell table:style-name="ce45"/>
          <table:table-cell table:style-name="ce51"/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 table:print="false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heckBox1sate": 0, "CheckBox2sate": 1, "Width": 201, "CloseCheck": true, "Height": 97, "OptionCheck": false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Height": 81, "CloseCheck": true, "CheckBox1sate": 0, "OptionCheck": false, "Width": 195, "CheckBox2sate": 1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CheckBox2sate": 1, "Width": 113, "CloseCheck": true, "Height": 81, "OptionCheck": false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Width": 195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Height": 110, "CloseCheck": true, "CheckBox1sate": 0, "OptionCheck": false, "Width": 195, "CheckBox2sate": 1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CheckBox1sate": 0, "CheckBox2sate": 1, "Width": 256, "CloseCheck": true, "Height": 120, "OptionCheck": false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CheckBox2sate": 1, "Width": 240, "CloseCheck": true, "Height": 93, "OptionCheck": false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Width": 104, "Height": 75, "CheckBox1sate": 0, "CloseCheck": true, "CheckBox2sate": 1, "OptionCheck": false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1sate": 0, "CheckBox2sate": 1, "Width": 347, "CloseCheck": true, "Height": 83, "OptionCheck": false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メニュー</text:p>
          </table:table-cell>
          <table:table-cell office:value-type="string" calcext:value-type="string">
            <text:p>{"Width": 219, "OptionCheck": false, "CheckBox1sate": 1, "Height": 114}</text:p>
          </table:table-cell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メニュー" table:base-cell-address="$___config___.$B$20" table:cell-range-address="$___config___.$B$20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炎症・感染" table:base-cell-address="$___config___.$B$17" table:cell-range-address="$___config___.$B$17"/>
        <table:named-range table:name="dialogstate_終了日" table:base-cell-address="$___config___.$B$19" table:cell-range-address="$___config___.$B$19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部位選択" table:base-cell-address="$___config___.$B$15" table:cell-range-address="$___config___.$B$15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炎症・感染" table:base-cell-address="$___config___.$B$18" table:cell-range-address="$___config___.$B$18"/>
        <table:named-range table:name="GridDatarows_肉芽形成" table:base-cell-address="$___config___.$B$12" table:cell-range-address="$___config___.$B$12"/>
        <table:named-range table:name="GridDatarows_部位選択" table:base-cell-address="$___config___.$B$16" table:cell-range-address="$___config___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number:number-style style:name="N10115P0" style:volatile="true" number:language="ja" number:country="JP">
      <number:number number:decimal-places="0" loext:min-decimal-places="0" number:min-integer-digits="1" number:grouping="true"/>
    </number:number-style>
    <number:number-style style:name="N10115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2">0000/00/00</text:date>, <text:time style:data-style-name="N2" text:time-value="15:47:03.14483536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12-12T16:59:59.862955572</dc:date>
    <meta:editing-duration>P2DT6H2M20S</meta:editing-duration>
    <meta:editing-cycles>567</meta:editing-cycles>
    <meta:generator>LibreOffice/5.4.1.2$Linux_x86 LibreOffice_project/ea7cb86e6eeb2bf3a5af73a8f7777ac570321527</meta:generator>
    <meta:print-date>2018-12-12T14:58:31.997302637</meta:print-date>
    <meta:document-statistic meta:table-count="10" meta:cell-count="396" meta:object-count="0"/>
  </office:meta>
</office:document-meta>
</file>